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3945in"/>
    </style:style>
    <style:style style:name="co8" style:family="table-column">
      <style:table-column-properties fo:break-before="auto" style:column-width="0.3374in"/>
    </style:style>
    <style:style style:name="co9" style:family="table-column">
      <style:table-column-properties fo:break-before="auto" style:column-width="1.2598in"/>
    </style:style>
    <style:style style:name="co10" style:family="table-column">
      <style:table-column-properties fo:break-before="auto" style:column-width="0.8453in"/>
    </style:style>
    <style:style style:name="co11" style:family="table-column">
      <style:table-column-properties fo:break-before="auto" style:column-width="1.9591in"/>
    </style:style>
    <style:style style:name="co12" style:family="table-column">
      <style:table-column-properties fo:break-before="auto" style:column-width="0.9075in"/>
    </style:style>
    <style:style style:name="co13" style:family="table-column">
      <style:table-column-properties fo:break-before="auto" style:column-width="1.3736in"/>
    </style:style>
    <style:style style:name="co14" style:family="table-column">
      <style:table-column-properties fo:break-before="auto" style:column-width="1.3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4209in" svg:height="7.9772in" svg:x="22.3067in" svg:y="8.5319in">
            <draw:object draw:notify-on-update-of-ranges="Sheet1.B2:Sheet1.B101 Sheet1.G1:Sheet1.G1 Sheet1.G2:Sheet1.G101 Sheet1.C1:Sheet1.C1 Sheet1.C2:Sheet1.C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4209in" svg:height="7.9772in" svg:x="22.2248in" svg:y="0.2098in">
            <draw:object draw:notify-on-update-of-ranges="Sheet1.B2:Sheet1.B101 Sheet1.C1:Sheet1.C1 Sheet1.C2:Sheet1.C1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Six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/>
          <table:table-cell office:value-type="string">
            <text:p>Experiment Fo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15.3">
            <text:p>2315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4.8">
            <text:p>164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98.6">
            <text:p>2498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1.1">
            <text:p>101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12.3">
            <text:p>2212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62.8">
            <text:p>262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80.9">
            <text:p>2680.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78.5">
            <text:p>3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229.2">
            <text:p>2229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32.8">
            <text:p>232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099.8">
            <text:p>2099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27.9">
            <text:p>727.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293.2">
            <text:p>2293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98.8">
            <text:p>1098.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334.9">
            <text:p>2334.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72.2">
            <text:p>872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604.6">
            <text:p>2604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04.7">
            <text:p>1004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68.5">
            <text:p>2468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31.3">
            <text:p>1331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381.2">
            <text:p>2381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63.8">
            <text:p>1763.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359">
            <text:p>235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28.6">
            <text:p>828.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345">
            <text:p>234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351.6">
            <text:p>2351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54.1">
            <text:p>1454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045.3">
            <text:p>2045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51.7">
            <text:p>1251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2493.2">
            <text:p>2493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29.3">
            <text:p>929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415.7">
            <text:p>2415.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99.7">
            <text:p>799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123.5">
            <text:p>2123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34.2">
            <text:p>1034.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294.6">
            <text:p>2294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267.3">
            <text:p>2267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02.4">
            <text:p>1102.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384.9">
            <text:p>2384.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99">
            <text:p>179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339.8">
            <text:p>2339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46.1">
            <text:p>1846.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502.5">
            <text:p>2502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38.7">
            <text:p>1538.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381.1">
            <text:p>2381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89.7">
            <text:p>1389.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202.6">
            <text:p>2202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10.9">
            <text:p>1610.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09.4">
            <text:p>2409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82.2">
            <text:p>1582.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137.3">
            <text:p>2137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71.8">
            <text:p>2171.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66.1">
            <text:p>2366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43.2">
            <text:p>1643.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201.4">
            <text:p>2201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51.1">
            <text:p>1451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025.3">
            <text:p>2025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58.6">
            <text:p>1858.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12.2">
            <text:p>2912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67.9">
            <text:p>1467.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360.1">
            <text:p>2360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94.7">
            <text:p>1694.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182.9">
            <text:p>2182.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97.2">
            <text:p>1697.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582.2">
            <text:p>2582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70.6">
            <text:p>1770.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314.1">
            <text:p>2314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88.9">
            <text:p>1588.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2141.4">
            <text:p>2141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57.6">
            <text:p>1557.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2350.4">
            <text:p>235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04.2">
            <text:p>1904.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2462.5">
            <text:p>2462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49.9">
            <text:p>1649.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2606.1">
            <text:p>2606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41.8">
            <text:p>1641.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354.4">
            <text:p>2354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30">
            <text:p>163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2493.6">
            <text:p>2493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19.8">
            <text:p>1419.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2593.6">
            <text:p>2593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27.6">
            <text:p>1627.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2233.1">
            <text:p>2233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47.4">
            <text:p>2147.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2365.5">
            <text:p>2365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51.1">
            <text:p>1251.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2119.3">
            <text:p>2119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09">
            <text:p>190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2041.4">
            <text:p>2041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49.2">
            <text:p>1749.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2454.5">
            <text:p>2454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2222.5">
            <text:p>2222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73.3">
            <text:p>1473.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2590.7">
            <text:p>2590.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51.3">
            <text:p>1551.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2488.5">
            <text:p>2488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58.2">
            <text:p>1858.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2318.3">
            <text:p>2318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90.4">
            <text:p>1790.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2369.2">
            <text:p>2369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19.8">
            <text:p>1819.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2217.1">
            <text:p>2217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89.7">
            <text:p>2289.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2499.5">
            <text:p>2499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2512.6">
            <text:p>2512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32.4">
            <text:p>1532.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2067.9">
            <text:p>2067.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46.8">
            <text:p>1346.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2574.3">
            <text:p>2574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34.7">
            <text:p>1834.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2369.5">
            <text:p>2369.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64.2">
            <text:p>1764.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2272.3">
            <text:p>2272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68.6">
            <text:p>1368.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2479.1">
            <text:p>2479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01.6">
            <text:p>1701.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2096.2">
            <text:p>2096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72.6">
            <text:p>1472.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2547.2">
            <text:p>2547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33.4">
            <text:p>1533.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2264.6">
            <text:p>2264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34.2">
            <text:p>1534.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1963.8">
            <text:p>1963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2485.8">
            <text:p>2485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96.3">
            <text:p>1296.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2258.7">
            <text:p>2258.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2137.7">
            <text:p>2137.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28.9">
            <text:p>928.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2290.1">
            <text:p>2290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34.3">
            <text:p>1034.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2256.3">
            <text:p>2256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37.1">
            <text:p>1337.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2374.8">
            <text:p>2374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66.2">
            <text:p>1066.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386.8">
            <text:p>2386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73.8">
            <text:p>1373.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2122.4">
            <text:p>2122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15.3">
            <text:p>1015.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2359.4">
            <text:p>2359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08.8">
            <text:p>1408.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556.1">
            <text:p>2556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00.7">
            <text:p>1400.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1966.7">
            <text:p>1966.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79">
            <text:p>117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2408.6">
            <text:p>2408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32">
            <text:p>173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2069.4">
            <text:p>2069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06.9">
            <text:p>1706.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2164">
            <text:p>216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90.7">
            <text:p>1990.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2335.6">
            <text:p>2335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64.8">
            <text:p>1464.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2427.9">
            <text:p>2427.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08.7">
            <text:p>1608.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2305.8">
            <text:p>2305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66.5">
            <text:p>1666.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2260.9">
            <text:p>2260.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07.5">
            <text:p>1807.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2314.2">
            <text:p>2314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96.5">
            <text:p>2096.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2202.6">
            <text:p>2202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39.3">
            <text:p>1339.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2297.8">
            <text:p>2297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38.8">
            <text:p>1438.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2512">
            <text:p>25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92.7">
            <text:p>1192.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2506.4">
            <text:p>2506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37.1">
            <text:p>1137.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2376.2">
            <text:p>2376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75.7">
            <text:p>1375.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2084.9">
            <text:p>2084.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62.1">
            <text:p>1162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2650.4">
            <text:p>265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27.8">
            <text:p>1627.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2669.8">
            <text:p>2669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70.4">
            <text:p>1270.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2520.4">
            <text:p>2520.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21.6">
            <text:p>1421.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2377">
            <text:p>237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2361">
            <text:p>236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02.3">
            <text:p>1402.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2562.7">
            <text:p>2562.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28.4">
            <text:p>1128.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2253.8">
            <text:p>2253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66.8">
            <text:p>1466.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2511.3">
            <text:p>2511.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30.3">
            <text:p>1030.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2448.2">
            <text:p>2448.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92.8">
            <text:p>792.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2484.8">
            <text:p>2484.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56.5">
            <text:p>1356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2342.1">
            <text:p>2342.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86.8">
            <text:p>886.8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_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best_fitness</text:p>
          </table:table-cell>
          <table:table-cell office:value-type="string">
            <text:p>average_fitness</text:p>
          </table:table-cell>
          <table:table-cell office:value-type="string">
            <text:p>worst_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94">
            <text:p>3394</text:p>
          </table:table-cell>
          <table:table-cell office:value-type="float" office:value="2315.3">
            <text:p>2315.3</text:p>
          </table:table-cell>
          <table:table-cell office:value-type="float" office:value="1722">
            <text:p>172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396">
            <text:p>3396</text:p>
          </table:table-cell>
          <table:table-cell office:value-type="float" office:value="2498.6">
            <text:p>2498.6</text:p>
          </table:table-cell>
          <table:table-cell office:value-type="float" office:value="1562">
            <text:p>156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86">
            <text:p>3386</text:p>
          </table:table-cell>
          <table:table-cell office:value-type="float" office:value="2212.3">
            <text:p>2212.3</text:p>
          </table:table-cell>
          <table:table-cell office:value-type="float" office:value="1773">
            <text:p>177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490">
            <text:p>3490</text:p>
          </table:table-cell>
          <table:table-cell office:value-type="float" office:value="2680.9">
            <text:p>2680.9</text:p>
          </table:table-cell>
          <table:table-cell office:value-type="float" office:value="1699">
            <text:p>169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491">
            <text:p>3491</text:p>
          </table:table-cell>
          <table:table-cell office:value-type="float" office:value="2229.2">
            <text:p>2229.2</text:p>
          </table:table-cell>
          <table:table-cell office:value-type="float" office:value="1562">
            <text:p>156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490">
            <text:p>3490</text:p>
          </table:table-cell>
          <table:table-cell office:value-type="float" office:value="2099.8">
            <text:p>2099.8</text:p>
          </table:table-cell>
          <table:table-cell office:value-type="float" office:value="1656">
            <text:p>165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492">
            <text:p>3492</text:p>
          </table:table-cell>
          <table:table-cell office:value-type="float" office:value="2293.2">
            <text:p>2293.2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492">
            <text:p>3492</text:p>
          </table:table-cell>
          <table:table-cell office:value-type="float" office:value="2334.9">
            <text:p>2334.9</text:p>
          </table:table-cell>
          <table:table-cell office:value-type="float" office:value="1548">
            <text:p>154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492">
            <text:p>3492</text:p>
          </table:table-cell>
          <table:table-cell office:value-type="float" office:value="2604.6">
            <text:p>2604.6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492">
            <text:p>3492</text:p>
          </table:table-cell>
          <table:table-cell office:value-type="float" office:value="2468.5">
            <text:p>2468.5</text:p>
          </table:table-cell>
          <table:table-cell office:value-type="float" office:value="1770">
            <text:p>177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492">
            <text:p>3492</text:p>
          </table:table-cell>
          <table:table-cell office:value-type="float" office:value="2381.2">
            <text:p>2381.2</text:p>
          </table:table-cell>
          <table:table-cell office:value-type="float" office:value="1725">
            <text:p>172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242">
            <text:p>3242</text:p>
          </table:table-cell>
          <table:table-cell office:value-type="float" office:value="2359">
            <text:p>2359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407">
            <text:p>3407</text:p>
          </table:table-cell>
          <table:table-cell office:value-type="float" office:value="2345">
            <text:p>2345</text:p>
          </table:table-cell>
          <table:table-cell office:value-type="float" office:value="1722">
            <text:p>172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495">
            <text:p>3495</text:p>
          </table:table-cell>
          <table:table-cell office:value-type="float" office:value="2351.6">
            <text:p>2351.6</text:p>
          </table:table-cell>
          <table:table-cell office:value-type="float" office:value="1682">
            <text:p>168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493">
            <text:p>3493</text:p>
          </table:table-cell>
          <table:table-cell office:value-type="float" office:value="2045.3">
            <text:p>2045.3</text:p>
          </table:table-cell>
          <table:table-cell office:value-type="float" office:value="1675">
            <text:p>167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495">
            <text:p>3495</text:p>
          </table:table-cell>
          <table:table-cell office:value-type="float" office:value="2493.2">
            <text:p>2493.2</text:p>
          </table:table-cell>
          <table:table-cell office:value-type="float" office:value="1685">
            <text:p>168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494">
            <text:p>3494</text:p>
          </table:table-cell>
          <table:table-cell office:value-type="float" office:value="2415.7">
            <text:p>2415.7</text:p>
          </table:table-cell>
          <table:table-cell office:value-type="float" office:value="1704">
            <text:p>170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3389">
            <text:p>3389</text:p>
          </table:table-cell>
          <table:table-cell office:value-type="float" office:value="2123.5">
            <text:p>2123.5</text:p>
          </table:table-cell>
          <table:table-cell office:value-type="float" office:value="1705">
            <text:p>170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3388">
            <text:p>3388</text:p>
          </table:table-cell>
          <table:table-cell office:value-type="float" office:value="2294.6">
            <text:p>2294.6</text:p>
          </table:table-cell>
          <table:table-cell office:value-type="float" office:value="1760">
            <text:p>176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3400">
            <text:p>3400</text:p>
          </table:table-cell>
          <table:table-cell office:value-type="float" office:value="2267.3">
            <text:p>2267.3</text:p>
          </table:table-cell>
          <table:table-cell office:value-type="float" office:value="1646">
            <text:p>164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3492">
            <text:p>3492</text:p>
          </table:table-cell>
          <table:table-cell office:value-type="float" office:value="2384.9">
            <text:p>2384.9</text:p>
          </table:table-cell>
          <table:table-cell office:value-type="float" office:value="1700">
            <text:p>170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392">
            <text:p>3392</text:p>
          </table:table-cell>
          <table:table-cell office:value-type="float" office:value="2339.8">
            <text:p>2339.8</text:p>
          </table:table-cell>
          <table:table-cell office:value-type="float" office:value="1655">
            <text:p>165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3394">
            <text:p>3394</text:p>
          </table:table-cell>
          <table:table-cell office:value-type="float" office:value="2502.5">
            <text:p>2502.5</text:p>
          </table:table-cell>
          <table:table-cell office:value-type="float" office:value="1772">
            <text:p>177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3391">
            <text:p>3391</text:p>
          </table:table-cell>
          <table:table-cell office:value-type="float" office:value="2381.1">
            <text:p>2381.1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494">
            <text:p>3494</text:p>
          </table:table-cell>
          <table:table-cell office:value-type="float" office:value="2202.6">
            <text:p>2202.6</text:p>
          </table:table-cell>
          <table:table-cell office:value-type="float" office:value="1703">
            <text:p>170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398">
            <text:p>3398</text:p>
          </table:table-cell>
          <table:table-cell office:value-type="float" office:value="2409.4">
            <text:p>2409.4</text:p>
          </table:table-cell>
          <table:table-cell office:value-type="float" office:value="1645">
            <text:p>164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3492">
            <text:p>3492</text:p>
          </table:table-cell>
          <table:table-cell office:value-type="float" office:value="2137.3">
            <text:p>2137.3</text:p>
          </table:table-cell>
          <table:table-cell office:value-type="float" office:value="1687">
            <text:p>168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392">
            <text:p>3392</text:p>
          </table:table-cell>
          <table:table-cell office:value-type="float" office:value="2366.1">
            <text:p>2366.1</text:p>
          </table:table-cell>
          <table:table-cell office:value-type="float" office:value="1684">
            <text:p>168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408">
            <text:p>3408</text:p>
          </table:table-cell>
          <table:table-cell office:value-type="float" office:value="2201.4">
            <text:p>2201.4</text:p>
          </table:table-cell>
          <table:table-cell office:value-type="float" office:value="1654">
            <text:p>165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493">
            <text:p>3493</text:p>
          </table:table-cell>
          <table:table-cell office:value-type="float" office:value="2025.3">
            <text:p>2025.3</text:p>
          </table:table-cell>
          <table:table-cell office:value-type="float" office:value="1646">
            <text:p>164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498">
            <text:p>3498</text:p>
          </table:table-cell>
          <table:table-cell office:value-type="float" office:value="2912.2">
            <text:p>2912.2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241">
            <text:p>3241</text:p>
          </table:table-cell>
          <table:table-cell office:value-type="float" office:value="2360.1">
            <text:p>2360.1</text:p>
          </table:table-cell>
          <table:table-cell office:value-type="float" office:value="1774">
            <text:p>177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99">
            <text:p>3399</text:p>
          </table:table-cell>
          <table:table-cell office:value-type="float" office:value="2182.9">
            <text:p>2182.9</text:p>
          </table:table-cell>
          <table:table-cell office:value-type="float" office:value="1774">
            <text:p>177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492">
            <text:p>3492</text:p>
          </table:table-cell>
          <table:table-cell office:value-type="float" office:value="2582.2">
            <text:p>2582.2</text:p>
          </table:table-cell>
          <table:table-cell office:value-type="float" office:value="1653">
            <text:p>165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407">
            <text:p>3407</text:p>
          </table:table-cell>
          <table:table-cell office:value-type="float" office:value="2314.1">
            <text:p>2314.1</text:p>
          </table:table-cell>
          <table:table-cell office:value-type="float" office:value="1687">
            <text:p>168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92">
            <text:p>3492</text:p>
          </table:table-cell>
          <table:table-cell office:value-type="float" office:value="2141.4">
            <text:p>2141.4</text:p>
          </table:table-cell>
          <table:table-cell office:value-type="float" office:value="1654">
            <text:p>165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400">
            <text:p>3400</text:p>
          </table:table-cell>
          <table:table-cell office:value-type="float" office:value="2350.4">
            <text:p>2350.4</text:p>
          </table:table-cell>
          <table:table-cell office:value-type="float" office:value="1684">
            <text:p>168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492">
            <text:p>3492</text:p>
          </table:table-cell>
          <table:table-cell office:value-type="float" office:value="2462.5">
            <text:p>2462.5</text:p>
          </table:table-cell>
          <table:table-cell office:value-type="float" office:value="1775">
            <text:p>177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390">
            <text:p>3390</text:p>
          </table:table-cell>
          <table:table-cell office:value-type="float" office:value="2606.1">
            <text:p>2606.1</text:p>
          </table:table-cell>
          <table:table-cell office:value-type="float" office:value="2027">
            <text:p>202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495">
            <text:p>3495</text:p>
          </table:table-cell>
          <table:table-cell office:value-type="float" office:value="2354.4">
            <text:p>2354.4</text:p>
          </table:table-cell>
          <table:table-cell office:value-type="float" office:value="1675">
            <text:p>167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391">
            <text:p>3391</text:p>
          </table:table-cell>
          <table:table-cell office:value-type="float" office:value="2493.6">
            <text:p>2493.6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498">
            <text:p>3498</text:p>
          </table:table-cell>
          <table:table-cell office:value-type="float" office:value="2593.6">
            <text:p>2593.6</text:p>
          </table:table-cell>
          <table:table-cell office:value-type="float" office:value="1768">
            <text:p>176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3397">
            <text:p>3397</text:p>
          </table:table-cell>
          <table:table-cell office:value-type="float" office:value="2233.1">
            <text:p>2233.1</text:p>
          </table:table-cell>
          <table:table-cell office:value-type="float" office:value="1765">
            <text:p>176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492">
            <text:p>3492</text:p>
          </table:table-cell>
          <table:table-cell office:value-type="float" office:value="2365.5">
            <text:p>2365.5</text:p>
          </table:table-cell>
          <table:table-cell office:value-type="float" office:value="1685">
            <text:p>168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3391">
            <text:p>3391</text:p>
          </table:table-cell>
          <table:table-cell office:value-type="float" office:value="2119.3">
            <text:p>2119.3</text:p>
          </table:table-cell>
          <table:table-cell office:value-type="float" office:value="1562">
            <text:p>156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3407">
            <text:p>3407</text:p>
          </table:table-cell>
          <table:table-cell office:value-type="float" office:value="2041.4">
            <text:p>2041.4</text:p>
          </table:table-cell>
          <table:table-cell office:value-type="float" office:value="1643">
            <text:p>164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3495">
            <text:p>3495</text:p>
          </table:table-cell>
          <table:table-cell office:value-type="float" office:value="2454.5">
            <text:p>2454.5</text:p>
          </table:table-cell>
          <table:table-cell office:value-type="float" office:value="1653">
            <text:p>165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3388">
            <text:p>3388</text:p>
          </table:table-cell>
          <table:table-cell office:value-type="float" office:value="2222.5">
            <text:p>2222.5</text:p>
          </table:table-cell>
          <table:table-cell office:value-type="float" office:value="1700">
            <text:p>170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3392">
            <text:p>3392</text:p>
          </table:table-cell>
          <table:table-cell office:value-type="float" office:value="2590.7">
            <text:p>2590.7</text:p>
          </table:table-cell>
          <table:table-cell office:value-type="float" office:value="2164">
            <text:p>216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490">
            <text:p>3490</text:p>
          </table:table-cell>
          <table:table-cell office:value-type="float" office:value="2488.5">
            <text:p>2488.5</text:p>
          </table:table-cell>
          <table:table-cell office:value-type="float" office:value="1760">
            <text:p>176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494">
            <text:p>3494</text:p>
          </table:table-cell>
          <table:table-cell office:value-type="float" office:value="2318.3">
            <text:p>2318.3</text:p>
          </table:table-cell>
          <table:table-cell office:value-type="float" office:value="1723">
            <text:p>172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3393">
            <text:p>3393</text:p>
          </table:table-cell>
          <table:table-cell office:value-type="float" office:value="2369.2">
            <text:p>2369.2</text:p>
          </table:table-cell>
          <table:table-cell office:value-type="float" office:value="1655">
            <text:p>165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3492">
            <text:p>3492</text:p>
          </table:table-cell>
          <table:table-cell office:value-type="float" office:value="2217.1">
            <text:p>2217.1</text:p>
          </table:table-cell>
          <table:table-cell office:value-type="float" office:value="1685">
            <text:p>168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3391">
            <text:p>3391</text:p>
          </table:table-cell>
          <table:table-cell office:value-type="float" office:value="2499.5">
            <text:p>2499.5</text:p>
          </table:table-cell>
          <table:table-cell office:value-type="float" office:value="1897">
            <text:p>189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3497">
            <text:p>3497</text:p>
          </table:table-cell>
          <table:table-cell office:value-type="float" office:value="2512.6">
            <text:p>2512.6</text:p>
          </table:table-cell>
          <table:table-cell office:value-type="float" office:value="1813">
            <text:p>181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2774">
            <text:p>2774</text:p>
          </table:table-cell>
          <table:table-cell office:value-type="float" office:value="2067.9">
            <text:p>2067.9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3492">
            <text:p>3492</text:p>
          </table:table-cell>
          <table:table-cell office:value-type="float" office:value="2574.3">
            <text:p>2574.3</text:p>
          </table:table-cell>
          <table:table-cell office:value-type="float" office:value="1683">
            <text:p>168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3391">
            <text:p>3391</text:p>
          </table:table-cell>
          <table:table-cell office:value-type="float" office:value="2369.5">
            <text:p>2369.5</text:p>
          </table:table-cell>
          <table:table-cell office:value-type="float" office:value="1653">
            <text:p>165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3392">
            <text:p>3392</text:p>
          </table:table-cell>
          <table:table-cell office:value-type="float" office:value="2272.3">
            <text:p>2272.3</text:p>
          </table:table-cell>
          <table:table-cell office:value-type="float" office:value="1655">
            <text:p>165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3392">
            <text:p>3392</text:p>
          </table:table-cell>
          <table:table-cell office:value-type="float" office:value="2479.1">
            <text:p>2479.1</text:p>
          </table:table-cell>
          <table:table-cell office:value-type="float" office:value="1765">
            <text:p>176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494">
            <text:p>3494</text:p>
          </table:table-cell>
          <table:table-cell office:value-type="float" office:value="2096.2">
            <text:p>2096.2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3491">
            <text:p>3491</text:p>
          </table:table-cell>
          <table:table-cell office:value-type="float" office:value="2547.2">
            <text:p>2547.2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3496">
            <text:p>3496</text:p>
          </table:table-cell>
          <table:table-cell office:value-type="float" office:value="2264.6">
            <text:p>2264.6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3391">
            <text:p>3391</text:p>
          </table:table-cell>
          <table:table-cell office:value-type="float" office:value="1963.8">
            <text:p>1963.8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3493">
            <text:p>3493</text:p>
          </table:table-cell>
          <table:table-cell office:value-type="float" office:value="2485.8">
            <text:p>2485.8</text:p>
          </table:table-cell>
          <table:table-cell office:value-type="float" office:value="1777">
            <text:p>177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3494">
            <text:p>3494</text:p>
          </table:table-cell>
          <table:table-cell office:value-type="float" office:value="2258.7">
            <text:p>2258.7</text:p>
          </table:table-cell>
          <table:table-cell office:value-type="float" office:value="1707">
            <text:p>170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3388">
            <text:p>3388</text:p>
          </table:table-cell>
          <table:table-cell office:value-type="float" office:value="2137.7">
            <text:p>2137.7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3392">
            <text:p>3392</text:p>
          </table:table-cell>
          <table:table-cell office:value-type="float" office:value="2290.1">
            <text:p>2290.1</text:p>
          </table:table-cell>
          <table:table-cell office:value-type="float" office:value="1687">
            <text:p>168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3233">
            <text:p>3233</text:p>
          </table:table-cell>
          <table:table-cell office:value-type="float" office:value="2256.3">
            <text:p>2256.3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3391">
            <text:p>3391</text:p>
          </table:table-cell>
          <table:table-cell office:value-type="float" office:value="2374.8">
            <text:p>2374.8</text:p>
          </table:table-cell>
          <table:table-cell office:value-type="float" office:value="1687">
            <text:p>168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3406">
            <text:p>3406</text:p>
          </table:table-cell>
          <table:table-cell office:value-type="float" office:value="2386.8">
            <text:p>2386.8</text:p>
          </table:table-cell>
          <table:table-cell office:value-type="float" office:value="1773">
            <text:p>177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2378">
            <text:p>2378</text:p>
          </table:table-cell>
          <table:table-cell office:value-type="float" office:value="2122.4">
            <text:p>2122.4</text:p>
          </table:table-cell>
          <table:table-cell office:value-type="float" office:value="1774">
            <text:p>177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3394">
            <text:p>3394</text:p>
          </table:table-cell>
          <table:table-cell office:value-type="float" office:value="2359.4">
            <text:p>2359.4</text:p>
          </table:table-cell>
          <table:table-cell office:value-type="float" office:value="1873">
            <text:p>187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3494">
            <text:p>3494</text:p>
          </table:table-cell>
          <table:table-cell office:value-type="float" office:value="2556.1">
            <text:p>2556.1</text:p>
          </table:table-cell>
          <table:table-cell office:value-type="float" office:value="1758">
            <text:p>175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2359">
            <text:p>2359</text:p>
          </table:table-cell>
          <table:table-cell office:value-type="float" office:value="1966.7">
            <text:p>1966.7</text:p>
          </table:table-cell>
          <table:table-cell office:value-type="float" office:value="1773">
            <text:p>177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3394">
            <text:p>3394</text:p>
          </table:table-cell>
          <table:table-cell office:value-type="float" office:value="2408.6">
            <text:p>2408.6</text:p>
          </table:table-cell>
          <table:table-cell office:value-type="float" office:value="1729">
            <text:p>172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3074">
            <text:p>3074</text:p>
          </table:table-cell>
          <table:table-cell office:value-type="float" office:value="2069.4">
            <text:p>2069.4</text:p>
          </table:table-cell>
          <table:table-cell office:value-type="float" office:value="1562">
            <text:p>156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3493">
            <text:p>3493</text:p>
          </table:table-cell>
          <table:table-cell office:value-type="float" office:value="2164">
            <text:p>2164</text:p>
          </table:table-cell>
          <table:table-cell office:value-type="float" office:value="1687">
            <text:p>168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3492">
            <text:p>3492</text:p>
          </table:table-cell>
          <table:table-cell office:value-type="float" office:value="2335.6">
            <text:p>2335.6</text:p>
          </table:table-cell>
          <table:table-cell office:value-type="float" office:value="1764">
            <text:p>176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3491">
            <text:p>3491</text:p>
          </table:table-cell>
          <table:table-cell office:value-type="float" office:value="2427.9">
            <text:p>2427.9</text:p>
          </table:table-cell>
          <table:table-cell office:value-type="float" office:value="1701">
            <text:p>170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3488">
            <text:p>3488</text:p>
          </table:table-cell>
          <table:table-cell office:value-type="float" office:value="2305.8">
            <text:p>2305.8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3232">
            <text:p>3232</text:p>
          </table:table-cell>
          <table:table-cell office:value-type="float" office:value="2260.9">
            <text:p>2260.9</text:p>
          </table:table-cell>
          <table:table-cell office:value-type="float" office:value="1684">
            <text:p>168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3493">
            <text:p>3493</text:p>
          </table:table-cell>
          <table:table-cell office:value-type="float" office:value="2314.2">
            <text:p>2314.2</text:p>
          </table:table-cell>
          <table:table-cell office:value-type="float" office:value="1684">
            <text:p>168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3226">
            <text:p>3226</text:p>
          </table:table-cell>
          <table:table-cell office:value-type="float" office:value="2202.6">
            <text:p>2202.6</text:p>
          </table:table-cell>
          <table:table-cell office:value-type="float" office:value="1685">
            <text:p>168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3490">
            <text:p>3490</text:p>
          </table:table-cell>
          <table:table-cell office:value-type="float" office:value="2297.8">
            <text:p>2297.8</text:p>
          </table:table-cell>
          <table:table-cell office:value-type="float" office:value="1690">
            <text:p>1690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3490">
            <text:p>3490</text:p>
          </table:table-cell>
          <table:table-cell office:value-type="float" office:value="2512">
            <text:p>2512</text:p>
          </table:table-cell>
          <table:table-cell office:value-type="float" office:value="1866">
            <text:p>186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3490">
            <text:p>3490</text:p>
          </table:table-cell>
          <table:table-cell office:value-type="float" office:value="2506.4">
            <text:p>2506.4</text:p>
          </table:table-cell>
          <table:table-cell office:value-type="float" office:value="1689">
            <text:p>168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3406">
            <text:p>3406</text:p>
          </table:table-cell>
          <table:table-cell office:value-type="float" office:value="2376.2">
            <text:p>2376.2</text:p>
          </table:table-cell>
          <table:table-cell office:value-type="float" office:value="1561">
            <text:p>1561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2814">
            <text:p>2814</text:p>
          </table:table-cell>
          <table:table-cell office:value-type="float" office:value="2084.9">
            <text:p>2084.9</text:p>
          </table:table-cell>
          <table:table-cell office:value-type="float" office:value="1652">
            <text:p>1652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3397">
            <text:p>3397</text:p>
          </table:table-cell>
          <table:table-cell office:value-type="float" office:value="2650.4">
            <text:p>2650.4</text:p>
          </table:table-cell>
          <table:table-cell office:value-type="float" office:value="2154">
            <text:p>215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3399">
            <text:p>3399</text:p>
          </table:table-cell>
          <table:table-cell office:value-type="float" office:value="2669.8">
            <text:p>2669.8</text:p>
          </table:table-cell>
          <table:table-cell office:value-type="float" office:value="1655">
            <text:p>165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3496">
            <text:p>3496</text:p>
          </table:table-cell>
          <table:table-cell office:value-type="float" office:value="2520.4">
            <text:p>2520.4</text:p>
          </table:table-cell>
          <table:table-cell office:value-type="float" office:value="1729">
            <text:p>1729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3235">
            <text:p>3235</text:p>
          </table:table-cell>
          <table:table-cell office:value-type="float" office:value="2377">
            <text:p>2377</text:p>
          </table:table-cell>
          <table:table-cell office:value-type="float" office:value="1768">
            <text:p>1768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3492">
            <text:p>3492</text:p>
          </table:table-cell>
          <table:table-cell office:value-type="float" office:value="2361">
            <text:p>2361</text:p>
          </table:table-cell>
          <table:table-cell office:value-type="float" office:value="1714">
            <text:p>171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3496">
            <text:p>3496</text:p>
          </table:table-cell>
          <table:table-cell office:value-type="float" office:value="2562.7">
            <text:p>2562.7</text:p>
          </table:table-cell>
          <table:table-cell office:value-type="float" office:value="1727">
            <text:p>1727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3390">
            <text:p>3390</text:p>
          </table:table-cell>
          <table:table-cell office:value-type="float" office:value="2253.8">
            <text:p>2253.8</text:p>
          </table:table-cell>
          <table:table-cell office:value-type="float" office:value="1773">
            <text:p>1773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3394">
            <text:p>3394</text:p>
          </table:table-cell>
          <table:table-cell office:value-type="float" office:value="2511.3">
            <text:p>2511.3</text:p>
          </table:table-cell>
          <table:table-cell office:value-type="float" office:value="1725">
            <text:p>1725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3492">
            <text:p>3492</text:p>
          </table:table-cell>
          <table:table-cell office:value-type="float" office:value="2448.2">
            <text:p>2448.2</text:p>
          </table:table-cell>
          <table:table-cell office:value-type="float" office:value="1686">
            <text:p>1686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3491">
            <text:p>3491</text:p>
          </table:table-cell>
          <table:table-cell office:value-type="float" office:value="2484.8">
            <text:p>2484.8</text:p>
          </table:table-cell>
          <table:table-cell office:value-type="float" office:value="1704">
            <text:p>1704</text:p>
          </table:table-cell>
          <table:table-cell table:number-columns-repeated="2" office:value-type="float" office:value="0.001">
            <text:p>0.0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3493">
            <text:p>3493</text:p>
          </table:table-cell>
          <table:table-cell office:value-type="float" office:value="2342.1">
            <text:p>2342.1</text:p>
          </table:table-cell>
          <table:table-cell office:value-type="float" office:value="1655">
            <text:p>1655</text:p>
          </table:table-cell>
          <table:table-cell table:number-columns-repeated="2" office:value-type="float" office:value="0.001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36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45:26</dc:date>
    <dc:creator>Lettier </dc:creator>
    <meta:generator>LibreOffice/4.0.2.2$Linux_X86_64 LibreOffice_project/4c82dcdd6efcd48b1d8bba66bfe1989deee49c3</meta:generator>
    <meta:editing-duration>P0D</meta:editing-duration>
    <meta:editing-cycles>4</meta:editing-cycles>
    <meta:document-statistic meta:table-count="2" meta:cell-count="13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  <style:graphic-properties svg:stroke-color="#ff0000" draw:fill-color="#ff0000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cm" svg:stroke-color="#ff00ff" draw:fill-color="#ff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17cm" svg:height="20.263cm" xlink:href=".." xlink:type="simple" chart:class="chart:line" chart:column-mapping="1 0" chart:style-name="ch1">
        <chart:title svg:x="15.917cm" svg:y="0.228cm" chart:style-name="ch2">
          <text:p>SimPL</text:p>
        </chart:title>
        <chart:subtitle svg:x="12.391cm" svg:y="1.275cm" chart:style-name="ch3">
          <text:p>Average fitness of 100 generations.</text:p>
        </chart:subtitle>
        <chart:legend svg:x="32.16cm" svg:y="9.165cm" style:legend-expansion="custom" chartooo:width="6.232cm" chartooo:height="2.533cm" style:legend-expansion-aspect-ratio="2.46032372680616" chart:style-name="ch4"/>
        <chart:plot-area chart:style-name="ch5" table:cell-range-address="Sheet1.B1:Sheet1.C101 Sheet1.G1:Sheet1.G101" chart:data-source-has-labels="both" svg:x="1.341cm" svg:y="2.471cm" svg:width="30.042cm" svg:height="16.434cm">
          <chartooo:coordinate-region svg:x="2.333cm" svg:y="2.67cm" svg:width="28.863cm" svg:height="15.19cm"/>
          <chart:axis chart:dimension="x" chart:name="primary-x" chart:style-name="ch6" chartooo:axis-type="auto">
            <chartooo:date-scale/>
            <chart:title svg:x="14.83cm" svg:y="18.995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6">
            <chart:title svg:x="0.147cm" svg:y="12.839cm" chart:style-name="ch9">
              <text:p>Average Fitness</text:p>
            </chart:title>
            <chart:grid chart:style-name="ch8" chart:class="major"/>
          </chart:axis>
          <chart:series chart:style-name="ch10" chart:values-cell-range-address="Sheet1.G2:Sheet1.G101" chart:label-cell-address="Sheet1.G1:Sheet1.G1" chart:class="chart:line">
            <chart:data-point chart:repeated="79"/>
            <chart:data-point chart:style-name="ch11"/>
            <chart:data-point chart:repeated="20"/>
          </chart:series>
          <chart:series chart:style-name="ch12" chart:values-cell-range-address="Sheet1.C2:Sheet1.C101" chart:label-cell-address="Sheet1.C1:Sheet1.C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our</text:p>
                <draw:g>
                  <svg:desc>Sheet1.G1:Sheet1.G1</svg:desc>
                </draw:g>
              </table:table-cell>
              <table:table-cell office:value-type="string">
                <text:p>Experiment Si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164.8">
                <text:p>164.8</text:p>
                <draw:g>
                  <svg:desc>Sheet1.G2:Sheet1.G101</svg:desc>
                </draw:g>
              </table:table-cell>
              <table:table-cell office:value-type="float" office:value="2315.3">
                <text:p>2315.3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1.1">
                <text:p>101.1</text:p>
              </table:table-cell>
              <table:table-cell office:value-type="float" office:value="2498.6">
                <text:p>2498.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2.8">
                <text:p>262.8</text:p>
              </table:table-cell>
              <table:table-cell office:value-type="float" office:value="2212.3">
                <text:p>2212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8.5">
                <text:p>378.5</text:p>
              </table:table-cell>
              <table:table-cell office:value-type="float" office:value="2680.9">
                <text:p>2680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2.8">
                <text:p>232.8</text:p>
              </table:table-cell>
              <table:table-cell office:value-type="float" office:value="2229.2">
                <text:p>2229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27.9">
                <text:p>727.9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98.8">
                <text:p>1098.8</text:p>
              </table:table-cell>
              <table:table-cell office:value-type="float" office:value="2293.2">
                <text:p>2293.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72.2">
                <text:p>872.2</text:p>
              </table:table-cell>
              <table:table-cell office:value-type="float" office:value="2334.9">
                <text:p>2334.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4.7">
                <text:p>1004.7</text:p>
              </table:table-cell>
              <table:table-cell office:value-type="float" office:value="2604.6">
                <text:p>2604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31.3">
                <text:p>1331.3</text:p>
              </table:table-cell>
              <table:table-cell office:value-type="float" office:value="2468.5">
                <text:p>2468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63.8">
                <text:p>1763.8</text:p>
              </table:table-cell>
              <table:table-cell office:value-type="float" office:value="2381.2">
                <text:p>2381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28.6">
                <text:p>828.6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52">
                <text:p>852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54.1">
                <text:p>1454.1</text:p>
              </table:table-cell>
              <table:table-cell office:value-type="float" office:value="2351.6">
                <text:p>2351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51.7">
                <text:p>1251.7</text:p>
              </table:table-cell>
              <table:table-cell office:value-type="float" office:value="2045.3">
                <text:p>2045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29.3">
                <text:p>929.3</text:p>
              </table:table-cell>
              <table:table-cell office:value-type="float" office:value="2493.2">
                <text:p>249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99.7">
                <text:p>799.7</text:p>
              </table:table-cell>
              <table:table-cell office:value-type="float" office:value="2415.7">
                <text:p>2415.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34.2">
                <text:p>1034.2</text:p>
              </table:table-cell>
              <table:table-cell office:value-type="float" office:value="2123.5">
                <text:p>2123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49">
                <text:p>949</text:p>
              </table:table-cell>
              <table:table-cell office:value-type="float" office:value="2294.6">
                <text:p>2294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02.4">
                <text:p>1102.4</text:p>
              </table:table-cell>
              <table:table-cell office:value-type="float" office:value="2267.3">
                <text:p>2267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99">
                <text:p>1799</text:p>
              </table:table-cell>
              <table:table-cell office:value-type="float" office:value="2384.9">
                <text:p>2384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46.1">
                <text:p>1846.1</text:p>
              </table:table-cell>
              <table:table-cell office:value-type="float" office:value="2339.8">
                <text:p>2339.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38.7">
                <text:p>1538.7</text:p>
              </table:table-cell>
              <table:table-cell office:value-type="float" office:value="2502.5">
                <text:p>2502.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89.7">
                <text:p>1389.7</text:p>
              </table:table-cell>
              <table:table-cell office:value-type="float" office:value="2381.1">
                <text:p>2381.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10.9">
                <text:p>1610.9</text:p>
              </table:table-cell>
              <table:table-cell office:value-type="float" office:value="2202.6">
                <text:p>2202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82.2">
                <text:p>1582.2</text:p>
              </table:table-cell>
              <table:table-cell office:value-type="float" office:value="2409.4">
                <text:p>2409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71.8">
                <text:p>2171.8</text:p>
              </table:table-cell>
              <table:table-cell office:value-type="float" office:value="2137.3">
                <text:p>2137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43.2">
                <text:p>1643.2</text:p>
              </table:table-cell>
              <table:table-cell office:value-type="float" office:value="2366.1">
                <text:p>2366.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51.1">
                <text:p>1451.1</text:p>
              </table:table-cell>
              <table:table-cell office:value-type="float" office:value="2201.4">
                <text:p>2201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58.6">
                <text:p>1858.6</text:p>
              </table:table-cell>
              <table:table-cell office:value-type="float" office:value="2025.3">
                <text:p>2025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67.9">
                <text:p>1467.9</text:p>
              </table:table-cell>
              <table:table-cell office:value-type="float" office:value="2912.2">
                <text:p>2912.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694.7">
                <text:p>1694.7</text:p>
              </table:table-cell>
              <table:table-cell office:value-type="float" office:value="2360.1">
                <text:p>2360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97.2">
                <text:p>1697.2</text:p>
              </table:table-cell>
              <table:table-cell office:value-type="float" office:value="2182.9">
                <text:p>2182.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770.6">
                <text:p>1770.6</text:p>
              </table:table-cell>
              <table:table-cell office:value-type="float" office:value="2582.2">
                <text:p>2582.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88.9">
                <text:p>1588.9</text:p>
              </table:table-cell>
              <table:table-cell office:value-type="float" office:value="2314.1">
                <text:p>2314.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557.6">
                <text:p>1557.6</text:p>
              </table:table-cell>
              <table:table-cell office:value-type="float" office:value="2141.4">
                <text:p>2141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04.2">
                <text:p>1904.2</text:p>
              </table:table-cell>
              <table:table-cell office:value-type="float" office:value="2350.4">
                <text:p>2350.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649.9">
                <text:p>1649.9</text:p>
              </table:table-cell>
              <table:table-cell office:value-type="float" office:value="2462.5">
                <text:p>2462.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41.8">
                <text:p>1641.8</text:p>
              </table:table-cell>
              <table:table-cell office:value-type="float" office:value="2606.1">
                <text:p>2606.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630">
                <text:p>1630</text:p>
              </table:table-cell>
              <table:table-cell office:value-type="float" office:value="2354.4">
                <text:p>2354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9.8">
                <text:p>1419.8</text:p>
              </table:table-cell>
              <table:table-cell office:value-type="float" office:value="2493.6">
                <text:p>2493.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627.6">
                <text:p>1627.6</text:p>
              </table:table-cell>
              <table:table-cell office:value-type="float" office:value="2593.6">
                <text:p>2593.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47.4">
                <text:p>2147.4</text:p>
              </table:table-cell>
              <table:table-cell office:value-type="float" office:value="2233.1">
                <text:p>2233.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51.1">
                <text:p>1251.1</text:p>
              </table:table-cell>
              <table:table-cell office:value-type="float" office:value="2365.5">
                <text:p>2365.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09">
                <text:p>1909</text:p>
              </table:table-cell>
              <table:table-cell office:value-type="float" office:value="2119.3">
                <text:p>2119.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49.2">
                <text:p>1749.2</text:p>
              </table:table-cell>
              <table:table-cell office:value-type="float" office:value="2041.4">
                <text:p>2041.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12">
                <text:p>1612</text:p>
              </table:table-cell>
              <table:table-cell office:value-type="float" office:value="2454.5">
                <text:p>2454.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473.3">
                <text:p>1473.3</text:p>
              </table:table-cell>
              <table:table-cell office:value-type="float" office:value="2222.5">
                <text:p>2222.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51.3">
                <text:p>1551.3</text:p>
              </table:table-cell>
              <table:table-cell office:value-type="float" office:value="2590.7">
                <text:p>2590.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58.2">
                <text:p>1858.2</text:p>
              </table:table-cell>
              <table:table-cell office:value-type="float" office:value="2488.5">
                <text:p>2488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90.4">
                <text:p>1790.4</text:p>
              </table:table-cell>
              <table:table-cell office:value-type="float" office:value="2318.3">
                <text:p>2318.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819.8">
                <text:p>1819.8</text:p>
              </table:table-cell>
              <table:table-cell office:value-type="float" office:value="2369.2">
                <text:p>2369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89.7">
                <text:p>2289.7</text:p>
              </table:table-cell>
              <table:table-cell office:value-type="float" office:value="2217.1">
                <text:p>2217.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36">
                <text:p>1736</text:p>
              </table:table-cell>
              <table:table-cell office:value-type="float" office:value="2499.5">
                <text:p>2499.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32.4">
                <text:p>1532.4</text:p>
              </table:table-cell>
              <table:table-cell office:value-type="float" office:value="2512.6">
                <text:p>2512.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46.8">
                <text:p>1346.8</text:p>
              </table:table-cell>
              <table:table-cell office:value-type="float" office:value="2067.9">
                <text:p>2067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34.7">
                <text:p>1834.7</text:p>
              </table:table-cell>
              <table:table-cell office:value-type="float" office:value="2574.3">
                <text:p>2574.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64.2">
                <text:p>1764.2</text:p>
              </table:table-cell>
              <table:table-cell office:value-type="float" office:value="2369.5">
                <text:p>2369.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368.6">
                <text:p>1368.6</text:p>
              </table:table-cell>
              <table:table-cell office:value-type="float" office:value="2272.3">
                <text:p>2272.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01.6">
                <text:p>1701.6</text:p>
              </table:table-cell>
              <table:table-cell office:value-type="float" office:value="2479.1">
                <text:p>2479.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72.6">
                <text:p>1472.6</text:p>
              </table:table-cell>
              <table:table-cell office:value-type="float" office:value="2096.2">
                <text:p>2096.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33.4">
                <text:p>1533.4</text:p>
              </table:table-cell>
              <table:table-cell office:value-type="float" office:value="2547.2">
                <text:p>2547.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34.2">
                <text:p>1534.2</text:p>
              </table:table-cell>
              <table:table-cell office:value-type="float" office:value="2264.6">
                <text:p>2264.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54">
                <text:p>1554</text:p>
              </table:table-cell>
              <table:table-cell office:value-type="float" office:value="1963.8">
                <text:p>196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96.3">
                <text:p>1296.3</text:p>
              </table:table-cell>
              <table:table-cell office:value-type="float" office:value="2485.8">
                <text:p>2485.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251">
                <text:p>1251</text:p>
              </table:table-cell>
              <table:table-cell office:value-type="float" office:value="2258.7">
                <text:p>2258.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28.9">
                <text:p>928.9</text:p>
              </table:table-cell>
              <table:table-cell office:value-type="float" office:value="2137.7">
                <text:p>2137.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34.3">
                <text:p>1034.3</text:p>
              </table:table-cell>
              <table:table-cell office:value-type="float" office:value="2290.1">
                <text:p>2290.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37.1">
                <text:p>1337.1</text:p>
              </table:table-cell>
              <table:table-cell office:value-type="float" office:value="2256.3">
                <text:p>2256.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66.2">
                <text:p>1066.2</text:p>
              </table:table-cell>
              <table:table-cell office:value-type="float" office:value="2374.8">
                <text:p>2374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73.8">
                <text:p>1373.8</text:p>
              </table:table-cell>
              <table:table-cell office:value-type="float" office:value="2386.8">
                <text:p>2386.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15.3">
                <text:p>1015.3</text:p>
              </table:table-cell>
              <table:table-cell office:value-type="float" office:value="2122.4">
                <text:p>2122.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408.8">
                <text:p>1408.8</text:p>
              </table:table-cell>
              <table:table-cell office:value-type="float" office:value="2359.4">
                <text:p>2359.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400.7">
                <text:p>1400.7</text:p>
              </table:table-cell>
              <table:table-cell office:value-type="float" office:value="2556.1">
                <text:p>2556.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79">
                <text:p>1179</text:p>
              </table:table-cell>
              <table:table-cell office:value-type="float" office:value="1966.7">
                <text:p>1966.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732">
                <text:p>1732</text:p>
              </table:table-cell>
              <table:table-cell office:value-type="float" office:value="2408.6">
                <text:p>2408.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706.9">
                <text:p>1706.9</text:p>
              </table:table-cell>
              <table:table-cell office:value-type="float" office:value="2069.4">
                <text:p>2069.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990.7">
                <text:p>1990.7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64.8">
                <text:p>1464.8</text:p>
              </table:table-cell>
              <table:table-cell office:value-type="float" office:value="2335.6">
                <text:p>2335.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608.7">
                <text:p>1608.7</text:p>
              </table:table-cell>
              <table:table-cell office:value-type="float" office:value="2427.9">
                <text:p>2427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66.5">
                <text:p>1666.5</text:p>
              </table:table-cell>
              <table:table-cell office:value-type="float" office:value="2305.8">
                <text:p>2305.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807.5">
                <text:p>1807.5</text:p>
              </table:table-cell>
              <table:table-cell office:value-type="float" office:value="2260.9">
                <text:p>2260.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096.5">
                <text:p>2096.5</text:p>
              </table:table-cell>
              <table:table-cell office:value-type="float" office:value="2314.2">
                <text:p>2314.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339.3">
                <text:p>1339.3</text:p>
              </table:table-cell>
              <table:table-cell office:value-type="float" office:value="2202.6">
                <text:p>2202.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438.8">
                <text:p>1438.8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92.7">
                <text:p>1192.7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37.1">
                <text:p>1137.1</text:p>
              </table:table-cell>
              <table:table-cell office:value-type="float" office:value="2506.4">
                <text:p>2506.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375.7">
                <text:p>1375.7</text:p>
              </table:table-cell>
              <table:table-cell office:value-type="float" office:value="2376.2">
                <text:p>2376.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62.1">
                <text:p>1162.1</text:p>
              </table:table-cell>
              <table:table-cell office:value-type="float" office:value="2084.9">
                <text:p>2084.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627.8">
                <text:p>1627.8</text:p>
              </table:table-cell>
              <table:table-cell office:value-type="float" office:value="2650.4">
                <text:p>2650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70.4">
                <text:p>1270.4</text:p>
              </table:table-cell>
              <table:table-cell office:value-type="float" office:value="2669.8">
                <text:p>2669.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21.6">
                <text:p>1421.6</text:p>
              </table:table-cell>
              <table:table-cell office:value-type="float" office:value="2520.4">
                <text:p>2520.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340">
                <text:p>1340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402.3">
                <text:p>1402.3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128.4">
                <text:p>1128.4</text:p>
              </table:table-cell>
              <table:table-cell office:value-type="float" office:value="2562.7">
                <text:p>2562.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466.8">
                <text:p>1466.8</text:p>
              </table:table-cell>
              <table:table-cell office:value-type="float" office:value="2253.8">
                <text:p>2253.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30.3">
                <text:p>1030.3</text:p>
              </table:table-cell>
              <table:table-cell office:value-type="float" office:value="2511.3">
                <text:p>2511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92.8">
                <text:p>792.8</text:p>
              </table:table-cell>
              <table:table-cell office:value-type="float" office:value="2448.2">
                <text:p>2448.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356.5">
                <text:p>1356.5</text:p>
              </table:table-cell>
              <table:table-cell office:value-type="float" office:value="2484.8">
                <text:p>2484.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86.8">
                <text:p>886.8</text:p>
              </table:table-cell>
              <table:table-cell office:value-type="float" office:value="2342.1">
                <text:p>234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17cm" svg:height="20.263cm" xlink:href=".." xlink:type="simple" chart:class="chart:line" chart:style-name="ch1">
        <chart:title svg:x="16.182cm" svg:y="0.269cm" chart:style-name="ch2">
          <text:p>SimPL</text:p>
        </chart:title>
        <chart:subtitle svg:x="12.171cm" svg:y="1.275cm" chart:style-name="ch3">
          <text:p>Average fitness over 100 generations.</text:p>
        </chart:subtitle>
        <chart:legend svg:x="31.434cm" svg:y="9.301cm" style:legend-expansion="custom" chartooo:width="6.232cm" chartooo:height="2.533cm" style:legend-expansion-aspect-ratio="2.46032372680616" chart:style-name="ch4"/>
        <chart:plot-area chart:style-name="ch5" table:cell-range-address="Sheet1.B2:Sheet1.C101 Sheet1.C1:Sheet1.C1" chart:data-source-has-labels="both" svg:x="2.463cm" svg:y="2.47cm" svg:width="28.826cm" svg:height="16.432cm">
          <chartooo:coordinate-region svg:x="3.455cm" svg:y="2.669cm" svg:width="27.647cm" svg:height="15.188cm"/>
          <chart:axis chart:dimension="x" chart:name="primary-x" chart:style-name="ch6" chartooo:axis-type="auto">
            <chartooo:date-scale/>
            <chart:title svg:x="15.764cm" svg:y="18.995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6">
            <chart:title svg:x="0.147cm" svg:y="12.839cm" chart:style-name="ch9">
              <text:p>Average Fitness</text:p>
            </chart:title>
            <chart:grid chart:style-name="ch8" chart:class="major"/>
          </chart:axis>
          <chart:series chart:style-name="ch10" chart:values-cell-range-address="Sheet1.C2:Sheet1.C101" chart:label-cell-address="Sheet1.C1:Sheet1.C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i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2315.3">
                <text:p>2315.3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498.6">
                <text:p>2498.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12.3">
                <text:p>2212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80.9">
                <text:p>2680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29.2">
                <text:p>2229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93.2">
                <text:p>2293.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334.9">
                <text:p>2334.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04.6">
                <text:p>2604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68.5">
                <text:p>2468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81.2">
                <text:p>2381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51.6">
                <text:p>2351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45.3">
                <text:p>2045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93.2">
                <text:p>249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15.7">
                <text:p>2415.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23.5">
                <text:p>2123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94.6">
                <text:p>2294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67.3">
                <text:p>2267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84.9">
                <text:p>2384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339.8">
                <text:p>2339.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502.5">
                <text:p>2502.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81.1">
                <text:p>2381.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202.6">
                <text:p>2202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09.4">
                <text:p>2409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37.3">
                <text:p>2137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366.1">
                <text:p>2366.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201.4">
                <text:p>2201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025.3">
                <text:p>2025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12.2">
                <text:p>2912.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360.1">
                <text:p>2360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82.9">
                <text:p>2182.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82.2">
                <text:p>2582.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314.1">
                <text:p>2314.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141.4">
                <text:p>2141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350.4">
                <text:p>2350.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462.5">
                <text:p>2462.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606.1">
                <text:p>2606.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354.4">
                <text:p>2354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93.6">
                <text:p>2493.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593.6">
                <text:p>2593.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233.1">
                <text:p>2233.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365.5">
                <text:p>2365.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119.3">
                <text:p>2119.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041.4">
                <text:p>2041.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454.5">
                <text:p>2454.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222.5">
                <text:p>2222.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90.7">
                <text:p>2590.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488.5">
                <text:p>2488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18.3">
                <text:p>2318.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369.2">
                <text:p>2369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17.1">
                <text:p>2217.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499.5">
                <text:p>2499.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512.6">
                <text:p>2512.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067.9">
                <text:p>2067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574.3">
                <text:p>2574.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369.5">
                <text:p>2369.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272.3">
                <text:p>2272.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479.1">
                <text:p>2479.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96.2">
                <text:p>2096.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547.2">
                <text:p>2547.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264.6">
                <text:p>2264.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963.8">
                <text:p>196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85.8">
                <text:p>2485.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258.7">
                <text:p>2258.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137.7">
                <text:p>2137.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290.1">
                <text:p>2290.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256.3">
                <text:p>2256.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374.8">
                <text:p>2374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86.8">
                <text:p>2386.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122.4">
                <text:p>2122.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359.4">
                <text:p>2359.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556.1">
                <text:p>2556.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966.7">
                <text:p>1966.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408.6">
                <text:p>2408.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069.4">
                <text:p>2069.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335.6">
                <text:p>2335.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427.9">
                <text:p>2427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05.8">
                <text:p>2305.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260.9">
                <text:p>2260.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314.2">
                <text:p>2314.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202.6">
                <text:p>2202.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506.4">
                <text:p>2506.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376.2">
                <text:p>2376.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084.9">
                <text:p>2084.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650.4">
                <text:p>2650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669.8">
                <text:p>2669.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520.4">
                <text:p>2520.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562.7">
                <text:p>2562.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253.8">
                <text:p>2253.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511.3">
                <text:p>2511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448.2">
                <text:p>2448.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484.8">
                <text:p>2484.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42.1">
                <text:p>2342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  <style:graphic-properties svg:stroke-color="#ff0000" draw:fill-color="#ff0000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cm" svg:stroke-color="#ff00ff" draw:fill-color="#ff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17cm" svg:height="20.263cm" xlink:href=".." xlink:type="simple" chart:class="chart:line" chart:column-mapping="1 0" chart:style-name="ch1">
        <chart:title svg:x="15.917cm" svg:y="0.228cm" chart:style-name="ch2">
          <text:p>SimPL</text:p>
        </chart:title>
        <chart:subtitle svg:x="12.391cm" svg:y="1.275cm" chart:style-name="ch3">
          <text:p>Average fitness of 100 generations.</text:p>
        </chart:subtitle>
        <chart:legend svg:x="32.159cm" svg:y="9.165cm" style:legend-expansion="custom" chartooo:width="6.232cm" chartooo:height="2.533cm" style:legend-expansion-aspect-ratio="2.46032372680616" chart:style-name="ch4"/>
        <chart:plot-area chart:style-name="ch5" table:cell-range-address="Sheet1.B2:Sheet1.C101 Sheet1.G1:Sheet1.G101 Sheet1.C1:Sheet1.C1" chart:data-source-has-labels="both" svg:x="1.341cm" svg:y="2.471cm" svg:width="30.041cm" svg:height="16.434cm">
          <chartooo:coordinate-region svg:x="2.333cm" svg:y="2.67cm" svg:width="28.862cm" svg:height="15.19cm"/>
          <chart:axis chart:dimension="x" chart:name="primary-x" chart:style-name="ch6" chartooo:axis-type="auto">
            <chartooo:date-scale/>
            <chart:title svg:x="14.83cm" svg:y="18.995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6">
            <chart:title svg:x="0.147cm" svg:y="12.839cm" chart:style-name="ch9">
              <text:p>Average Fitness</text:p>
            </chart:title>
            <chart:grid chart:style-name="ch8" chart:class="major"/>
          </chart:axis>
          <chart:series chart:style-name="ch10" chart:values-cell-range-address="Sheet1.G2:Sheet1.G101" chart:label-cell-address="Sheet1.G1:Sheet1.G1" chart:class="chart:line">
            <chart:data-point chart:repeated="79"/>
            <chart:data-point chart:style-name="ch11"/>
            <chart:data-point chart:repeated="20"/>
          </chart:series>
          <chart:series chart:style-name="ch12" chart:values-cell-range-address="Sheet1.C2:Sheet1.C101" chart:label-cell-address="Sheet1.C1:Sheet1.C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our</text:p>
                <draw:g>
                  <svg:desc>Sheet1.G1:Sheet1.G1</svg:desc>
                </draw:g>
              </table:table-cell>
              <table:table-cell office:value-type="string">
                <text:p>Experiment Si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164.8">
                <text:p>164.8</text:p>
                <draw:g>
                  <svg:desc>Sheet1.G2:Sheet1.G101</svg:desc>
                </draw:g>
              </table:table-cell>
              <table:table-cell office:value-type="float" office:value="2315.3">
                <text:p>2315.3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01.1">
                <text:p>101.1</text:p>
              </table:table-cell>
              <table:table-cell office:value-type="float" office:value="2498.6">
                <text:p>2498.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2.8">
                <text:p>262.8</text:p>
              </table:table-cell>
              <table:table-cell office:value-type="float" office:value="2212.3">
                <text:p>2212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8.5">
                <text:p>378.5</text:p>
              </table:table-cell>
              <table:table-cell office:value-type="float" office:value="2680.9">
                <text:p>2680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2.8">
                <text:p>232.8</text:p>
              </table:table-cell>
              <table:table-cell office:value-type="float" office:value="2229.2">
                <text:p>2229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27.9">
                <text:p>727.9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98.8">
                <text:p>1098.8</text:p>
              </table:table-cell>
              <table:table-cell office:value-type="float" office:value="2293.2">
                <text:p>2293.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72.2">
                <text:p>872.2</text:p>
              </table:table-cell>
              <table:table-cell office:value-type="float" office:value="2334.9">
                <text:p>2334.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4.7">
                <text:p>1004.7</text:p>
              </table:table-cell>
              <table:table-cell office:value-type="float" office:value="2604.6">
                <text:p>2604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31.3">
                <text:p>1331.3</text:p>
              </table:table-cell>
              <table:table-cell office:value-type="float" office:value="2468.5">
                <text:p>2468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63.8">
                <text:p>1763.8</text:p>
              </table:table-cell>
              <table:table-cell office:value-type="float" office:value="2381.2">
                <text:p>2381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28.6">
                <text:p>828.6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52">
                <text:p>852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54.1">
                <text:p>1454.1</text:p>
              </table:table-cell>
              <table:table-cell office:value-type="float" office:value="2351.6">
                <text:p>2351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51.7">
                <text:p>1251.7</text:p>
              </table:table-cell>
              <table:table-cell office:value-type="float" office:value="2045.3">
                <text:p>2045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29.3">
                <text:p>929.3</text:p>
              </table:table-cell>
              <table:table-cell office:value-type="float" office:value="2493.2">
                <text:p>249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99.7">
                <text:p>799.7</text:p>
              </table:table-cell>
              <table:table-cell office:value-type="float" office:value="2415.7">
                <text:p>2415.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034.2">
                <text:p>1034.2</text:p>
              </table:table-cell>
              <table:table-cell office:value-type="float" office:value="2123.5">
                <text:p>2123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49">
                <text:p>949</text:p>
              </table:table-cell>
              <table:table-cell office:value-type="float" office:value="2294.6">
                <text:p>2294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02.4">
                <text:p>1102.4</text:p>
              </table:table-cell>
              <table:table-cell office:value-type="float" office:value="2267.3">
                <text:p>2267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99">
                <text:p>1799</text:p>
              </table:table-cell>
              <table:table-cell office:value-type="float" office:value="2384.9">
                <text:p>2384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846.1">
                <text:p>1846.1</text:p>
              </table:table-cell>
              <table:table-cell office:value-type="float" office:value="2339.8">
                <text:p>2339.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538.7">
                <text:p>1538.7</text:p>
              </table:table-cell>
              <table:table-cell office:value-type="float" office:value="2502.5">
                <text:p>2502.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389.7">
                <text:p>1389.7</text:p>
              </table:table-cell>
              <table:table-cell office:value-type="float" office:value="2381.1">
                <text:p>2381.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10.9">
                <text:p>1610.9</text:p>
              </table:table-cell>
              <table:table-cell office:value-type="float" office:value="2202.6">
                <text:p>2202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82.2">
                <text:p>1582.2</text:p>
              </table:table-cell>
              <table:table-cell office:value-type="float" office:value="2409.4">
                <text:p>2409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71.8">
                <text:p>2171.8</text:p>
              </table:table-cell>
              <table:table-cell office:value-type="float" office:value="2137.3">
                <text:p>2137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43.2">
                <text:p>1643.2</text:p>
              </table:table-cell>
              <table:table-cell office:value-type="float" office:value="2366.1">
                <text:p>2366.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51.1">
                <text:p>1451.1</text:p>
              </table:table-cell>
              <table:table-cell office:value-type="float" office:value="2201.4">
                <text:p>2201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858.6">
                <text:p>1858.6</text:p>
              </table:table-cell>
              <table:table-cell office:value-type="float" office:value="2025.3">
                <text:p>2025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67.9">
                <text:p>1467.9</text:p>
              </table:table-cell>
              <table:table-cell office:value-type="float" office:value="2912.2">
                <text:p>2912.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694.7">
                <text:p>1694.7</text:p>
              </table:table-cell>
              <table:table-cell office:value-type="float" office:value="2360.1">
                <text:p>2360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97.2">
                <text:p>1697.2</text:p>
              </table:table-cell>
              <table:table-cell office:value-type="float" office:value="2182.9">
                <text:p>2182.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770.6">
                <text:p>1770.6</text:p>
              </table:table-cell>
              <table:table-cell office:value-type="float" office:value="2582.2">
                <text:p>2582.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88.9">
                <text:p>1588.9</text:p>
              </table:table-cell>
              <table:table-cell office:value-type="float" office:value="2314.1">
                <text:p>2314.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557.6">
                <text:p>1557.6</text:p>
              </table:table-cell>
              <table:table-cell office:value-type="float" office:value="2141.4">
                <text:p>2141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04.2">
                <text:p>1904.2</text:p>
              </table:table-cell>
              <table:table-cell office:value-type="float" office:value="2350.4">
                <text:p>2350.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649.9">
                <text:p>1649.9</text:p>
              </table:table-cell>
              <table:table-cell office:value-type="float" office:value="2462.5">
                <text:p>2462.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641.8">
                <text:p>1641.8</text:p>
              </table:table-cell>
              <table:table-cell office:value-type="float" office:value="2606.1">
                <text:p>2606.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630">
                <text:p>1630</text:p>
              </table:table-cell>
              <table:table-cell office:value-type="float" office:value="2354.4">
                <text:p>2354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19.8">
                <text:p>1419.8</text:p>
              </table:table-cell>
              <table:table-cell office:value-type="float" office:value="2493.6">
                <text:p>2493.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627.6">
                <text:p>1627.6</text:p>
              </table:table-cell>
              <table:table-cell office:value-type="float" office:value="2593.6">
                <text:p>2593.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47.4">
                <text:p>2147.4</text:p>
              </table:table-cell>
              <table:table-cell office:value-type="float" office:value="2233.1">
                <text:p>2233.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51.1">
                <text:p>1251.1</text:p>
              </table:table-cell>
              <table:table-cell office:value-type="float" office:value="2365.5">
                <text:p>2365.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909">
                <text:p>1909</text:p>
              </table:table-cell>
              <table:table-cell office:value-type="float" office:value="2119.3">
                <text:p>2119.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749.2">
                <text:p>1749.2</text:p>
              </table:table-cell>
              <table:table-cell office:value-type="float" office:value="2041.4">
                <text:p>2041.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612">
                <text:p>1612</text:p>
              </table:table-cell>
              <table:table-cell office:value-type="float" office:value="2454.5">
                <text:p>2454.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473.3">
                <text:p>1473.3</text:p>
              </table:table-cell>
              <table:table-cell office:value-type="float" office:value="2222.5">
                <text:p>2222.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551.3">
                <text:p>1551.3</text:p>
              </table:table-cell>
              <table:table-cell office:value-type="float" office:value="2590.7">
                <text:p>2590.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858.2">
                <text:p>1858.2</text:p>
              </table:table-cell>
              <table:table-cell office:value-type="float" office:value="2488.5">
                <text:p>2488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90.4">
                <text:p>1790.4</text:p>
              </table:table-cell>
              <table:table-cell office:value-type="float" office:value="2318.3">
                <text:p>2318.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819.8">
                <text:p>1819.8</text:p>
              </table:table-cell>
              <table:table-cell office:value-type="float" office:value="2369.2">
                <text:p>2369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89.7">
                <text:p>2289.7</text:p>
              </table:table-cell>
              <table:table-cell office:value-type="float" office:value="2217.1">
                <text:p>2217.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736">
                <text:p>1736</text:p>
              </table:table-cell>
              <table:table-cell office:value-type="float" office:value="2499.5">
                <text:p>2499.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532.4">
                <text:p>1532.4</text:p>
              </table:table-cell>
              <table:table-cell office:value-type="float" office:value="2512.6">
                <text:p>2512.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46.8">
                <text:p>1346.8</text:p>
              </table:table-cell>
              <table:table-cell office:value-type="float" office:value="2067.9">
                <text:p>2067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834.7">
                <text:p>1834.7</text:p>
              </table:table-cell>
              <table:table-cell office:value-type="float" office:value="2574.3">
                <text:p>2574.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64.2">
                <text:p>1764.2</text:p>
              </table:table-cell>
              <table:table-cell office:value-type="float" office:value="2369.5">
                <text:p>2369.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368.6">
                <text:p>1368.6</text:p>
              </table:table-cell>
              <table:table-cell office:value-type="float" office:value="2272.3">
                <text:p>2272.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01.6">
                <text:p>1701.6</text:p>
              </table:table-cell>
              <table:table-cell office:value-type="float" office:value="2479.1">
                <text:p>2479.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72.6">
                <text:p>1472.6</text:p>
              </table:table-cell>
              <table:table-cell office:value-type="float" office:value="2096.2">
                <text:p>2096.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533.4">
                <text:p>1533.4</text:p>
              </table:table-cell>
              <table:table-cell office:value-type="float" office:value="2547.2">
                <text:p>2547.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534.2">
                <text:p>1534.2</text:p>
              </table:table-cell>
              <table:table-cell office:value-type="float" office:value="2264.6">
                <text:p>2264.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554">
                <text:p>1554</text:p>
              </table:table-cell>
              <table:table-cell office:value-type="float" office:value="1963.8">
                <text:p>196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96.3">
                <text:p>1296.3</text:p>
              </table:table-cell>
              <table:table-cell office:value-type="float" office:value="2485.8">
                <text:p>2485.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251">
                <text:p>1251</text:p>
              </table:table-cell>
              <table:table-cell office:value-type="float" office:value="2258.7">
                <text:p>2258.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928.9">
                <text:p>928.9</text:p>
              </table:table-cell>
              <table:table-cell office:value-type="float" office:value="2137.7">
                <text:p>2137.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34.3">
                <text:p>1034.3</text:p>
              </table:table-cell>
              <table:table-cell office:value-type="float" office:value="2290.1">
                <text:p>2290.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37.1">
                <text:p>1337.1</text:p>
              </table:table-cell>
              <table:table-cell office:value-type="float" office:value="2256.3">
                <text:p>2256.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066.2">
                <text:p>1066.2</text:p>
              </table:table-cell>
              <table:table-cell office:value-type="float" office:value="2374.8">
                <text:p>2374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73.8">
                <text:p>1373.8</text:p>
              </table:table-cell>
              <table:table-cell office:value-type="float" office:value="2386.8">
                <text:p>2386.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015.3">
                <text:p>1015.3</text:p>
              </table:table-cell>
              <table:table-cell office:value-type="float" office:value="2122.4">
                <text:p>2122.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408.8">
                <text:p>1408.8</text:p>
              </table:table-cell>
              <table:table-cell office:value-type="float" office:value="2359.4">
                <text:p>2359.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400.7">
                <text:p>1400.7</text:p>
              </table:table-cell>
              <table:table-cell office:value-type="float" office:value="2556.1">
                <text:p>2556.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79">
                <text:p>1179</text:p>
              </table:table-cell>
              <table:table-cell office:value-type="float" office:value="1966.7">
                <text:p>1966.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732">
                <text:p>1732</text:p>
              </table:table-cell>
              <table:table-cell office:value-type="float" office:value="2408.6">
                <text:p>2408.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706.9">
                <text:p>1706.9</text:p>
              </table:table-cell>
              <table:table-cell office:value-type="float" office:value="2069.4">
                <text:p>2069.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990.7">
                <text:p>1990.7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464.8">
                <text:p>1464.8</text:p>
              </table:table-cell>
              <table:table-cell office:value-type="float" office:value="2335.6">
                <text:p>2335.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608.7">
                <text:p>1608.7</text:p>
              </table:table-cell>
              <table:table-cell office:value-type="float" office:value="2427.9">
                <text:p>2427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66.5">
                <text:p>1666.5</text:p>
              </table:table-cell>
              <table:table-cell office:value-type="float" office:value="2305.8">
                <text:p>2305.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807.5">
                <text:p>1807.5</text:p>
              </table:table-cell>
              <table:table-cell office:value-type="float" office:value="2260.9">
                <text:p>2260.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096.5">
                <text:p>2096.5</text:p>
              </table:table-cell>
              <table:table-cell office:value-type="float" office:value="2314.2">
                <text:p>2314.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339.3">
                <text:p>1339.3</text:p>
              </table:table-cell>
              <table:table-cell office:value-type="float" office:value="2202.6">
                <text:p>2202.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438.8">
                <text:p>1438.8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192.7">
                <text:p>1192.7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37.1">
                <text:p>1137.1</text:p>
              </table:table-cell>
              <table:table-cell office:value-type="float" office:value="2506.4">
                <text:p>2506.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375.7">
                <text:p>1375.7</text:p>
              </table:table-cell>
              <table:table-cell office:value-type="float" office:value="2376.2">
                <text:p>2376.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62.1">
                <text:p>1162.1</text:p>
              </table:table-cell>
              <table:table-cell office:value-type="float" office:value="2084.9">
                <text:p>2084.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627.8">
                <text:p>1627.8</text:p>
              </table:table-cell>
              <table:table-cell office:value-type="float" office:value="2650.4">
                <text:p>2650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70.4">
                <text:p>1270.4</text:p>
              </table:table-cell>
              <table:table-cell office:value-type="float" office:value="2669.8">
                <text:p>2669.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421.6">
                <text:p>1421.6</text:p>
              </table:table-cell>
              <table:table-cell office:value-type="float" office:value="2520.4">
                <text:p>2520.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340">
                <text:p>1340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402.3">
                <text:p>1402.3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128.4">
                <text:p>1128.4</text:p>
              </table:table-cell>
              <table:table-cell office:value-type="float" office:value="2562.7">
                <text:p>2562.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466.8">
                <text:p>1466.8</text:p>
              </table:table-cell>
              <table:table-cell office:value-type="float" office:value="2253.8">
                <text:p>2253.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30.3">
                <text:p>1030.3</text:p>
              </table:table-cell>
              <table:table-cell office:value-type="float" office:value="2511.3">
                <text:p>2511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92.8">
                <text:p>792.8</text:p>
              </table:table-cell>
              <table:table-cell office:value-type="float" office:value="2448.2">
                <text:p>2448.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356.5">
                <text:p>1356.5</text:p>
              </table:table-cell>
              <table:table-cell office:value-type="float" office:value="2484.8">
                <text:p>2484.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886.8">
                <text:p>886.8</text:p>
              </table:table-cell>
              <table:table-cell office:value-type="float" office:value="2342.1">
                <text:p>2342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17cm" svg:height="20.263cm" xlink:href=".." xlink:type="simple" chart:class="chart:line" chart:style-name="ch1">
        <chart:title svg:x="16.182cm" svg:y="0.269cm" chart:style-name="ch2">
          <text:p>SimPL</text:p>
        </chart:title>
        <chart:subtitle svg:x="12.17cm" svg:y="1.275cm" chart:style-name="ch3">
          <text:p>Average fitness over 100 generations.</text:p>
        </chart:subtitle>
        <chart:legend svg:x="31.434cm" svg:y="9.301cm" style:legend-expansion="custom" chartooo:width="6.232cm" chartooo:height="2.533cm" style:legend-expansion-aspect-ratio="2.46032372680616" chart:style-name="ch4"/>
        <chart:plot-area chart:style-name="ch5" table:cell-range-address="Sheet1.B1:Sheet1.C101" chart:data-source-has-labels="both" svg:x="2.463cm" svg:y="2.47cm" svg:width="28.826cm" svg:height="16.432cm">
          <chartooo:coordinate-region svg:x="3.455cm" svg:y="2.669cm" svg:width="27.647cm" svg:height="15.188cm"/>
          <chart:axis chart:dimension="x" chart:name="primary-x" chart:style-name="ch6" chartooo:axis-type="auto">
            <chartooo:date-scale/>
            <chart:title svg:x="15.764cm" svg:y="18.995cm" chart:style-name="ch7">
              <text:p>Generation</text:p>
            </chart:title>
            <chart:categories table:cell-range-address="Sheet1.B2:Sheet1.B101"/>
            <chart:grid chart:style-name="ch8" chart:class="major"/>
          </chart:axis>
          <chart:axis chart:dimension="y" chart:name="primary-y" chart:style-name="ch6">
            <chart:title svg:x="0.147cm" svg:y="12.839cm" chart:style-name="ch9">
              <text:p>Average Fitness</text:p>
            </chart:title>
            <chart:grid chart:style-name="ch8" chart:class="major"/>
          </chart:axis>
          <chart:series chart:style-name="ch10" chart:values-cell-range-address="Sheet1.C2:Sheet1.C101" chart:label-cell-address="Sheet1.C1:Sheet1.C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i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101</svg:desc>
                </draw:g>
              </table:table-cell>
              <table:table-cell office:value-type="float" office:value="2315.3">
                <text:p>2315.3</text:p>
                <draw:g>
                  <svg:desc>Sheet1.C2:Sheet1.C1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498.6">
                <text:p>2498.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12.3">
                <text:p>2212.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80.9">
                <text:p>2680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29.2">
                <text:p>2229.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99.8">
                <text:p>2099.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93.2">
                <text:p>2293.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334.9">
                <text:p>2334.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04.6">
                <text:p>2604.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68.5">
                <text:p>2468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81.2">
                <text:p>2381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51.6">
                <text:p>2351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45.3">
                <text:p>2045.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93.2">
                <text:p>249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15.7">
                <text:p>2415.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23.5">
                <text:p>2123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94.6">
                <text:p>2294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67.3">
                <text:p>2267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84.9">
                <text:p>2384.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339.8">
                <text:p>2339.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502.5">
                <text:p>2502.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81.1">
                <text:p>2381.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202.6">
                <text:p>2202.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09.4">
                <text:p>2409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37.3">
                <text:p>2137.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366.1">
                <text:p>2366.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201.4">
                <text:p>2201.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025.3">
                <text:p>2025.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12.2">
                <text:p>2912.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360.1">
                <text:p>2360.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82.9">
                <text:p>2182.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82.2">
                <text:p>2582.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314.1">
                <text:p>2314.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141.4">
                <text:p>2141.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350.4">
                <text:p>2350.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462.5">
                <text:p>2462.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606.1">
                <text:p>2606.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354.4">
                <text:p>2354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93.6">
                <text:p>2493.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593.6">
                <text:p>2593.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233.1">
                <text:p>2233.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365.5">
                <text:p>2365.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119.3">
                <text:p>2119.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041.4">
                <text:p>2041.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454.5">
                <text:p>2454.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222.5">
                <text:p>2222.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90.7">
                <text:p>2590.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488.5">
                <text:p>2488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18.3">
                <text:p>2318.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369.2">
                <text:p>2369.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217.1">
                <text:p>2217.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499.5">
                <text:p>2499.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512.6">
                <text:p>2512.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067.9">
                <text:p>2067.9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574.3">
                <text:p>2574.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369.5">
                <text:p>2369.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272.3">
                <text:p>2272.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479.1">
                <text:p>2479.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96.2">
                <text:p>2096.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547.2">
                <text:p>2547.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264.6">
                <text:p>2264.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963.8">
                <text:p>1963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85.8">
                <text:p>2485.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258.7">
                <text:p>2258.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137.7">
                <text:p>2137.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290.1">
                <text:p>2290.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256.3">
                <text:p>2256.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374.8">
                <text:p>2374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86.8">
                <text:p>2386.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122.4">
                <text:p>2122.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359.4">
                <text:p>2359.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556.1">
                <text:p>2556.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966.7">
                <text:p>1966.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408.6">
                <text:p>2408.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069.4">
                <text:p>2069.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335.6">
                <text:p>2335.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427.9">
                <text:p>2427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05.8">
                <text:p>2305.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260.9">
                <text:p>2260.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314.2">
                <text:p>2314.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202.6">
                <text:p>2202.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506.4">
                <text:p>2506.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376.2">
                <text:p>2376.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084.9">
                <text:p>2084.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650.4">
                <text:p>2650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669.8">
                <text:p>2669.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520.4">
                <text:p>2520.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562.7">
                <text:p>2562.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253.8">
                <text:p>2253.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511.3">
                <text:p>2511.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448.2">
                <text:p>2448.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484.8">
                <text:p>2484.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342.1">
                <text:p>2342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